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40pt" style:font-size-asian="40pt" style:font-size-complex="40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20pt" style:font-size-asian="20pt" style:font-size-complex="20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Ruinscape!</text:p>
      <text:p text:style-name="P2">Hello! My name is Aydin, and for the past 2 months I have been developing the game ‘Ruinscape’ for the ISA Coding competition. The game is written from the ground up in Python, with over 2000 lines of custom code I have<text:s/>written myself and over 100 hours on the clock working. I will introduce to you the project, design stage and the execution, all leading me up to where I am today!</text:p>
      <text:p text:style-name="P3">A bit about the game</text:p>
      <text:p text:style-name="P4">The game being named ‘ruinscape’ is a play on words from an existing game called Runescape, except my game is about exploring ruins! I built the game revolving around an educational aspect, allowing players to explore different cultures. The current release features Egypt, with plans to add other historical cultures such as, Greco-Romans, Aztecs, Chinese, Mayans etc.</text:p>
      <text:p text:style-name="P5">Design stage</text:p>
      <text:p text:style-name="P6">For this project, I have used the Pygame library, for its graphics capabilities and it has been quite the learning experience for advanced programming in Python. I have had to research everything from creating a window to object-oriented programming. I have also created my own artwork after researching historical artifacts and settings. I have made my own combat mechanics to engage the player in some fun action, alongside them learning about the history of what they are fighting with and against.</text:p>
      <text:p text:style-name="P7">Execution</text:p>
      <text:p text:style-name="P8">The game has been carefully written across 2000 lines of code and over 100 hours. It has been highly optimised, with multiple programming paradigms to ensure maximum performance. I am very proud I have been able to add most features I had planned, as taking on a project like has proven to be an extreme task.</text:p>
      <text:p text:style-name="P9"/>
      <text:p text:style-name="Normal"><text:span text:style-name="T10">I am more than happy with how the game has turned out in the end, and I enjoy playing it myself! Regardless of me winning the competition or not, I<text:s/></text:span><text:soft-page-break/><text:span text:style-name="T11">have learnt a lot about all different aspects of game development in general, and with such a good experience, I plan to take part in any future competitions, ISA or not! Thank you for reading about my game, and I hope you have enjoyed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din Althaf</meta:initial-creator>
    <dc:creator>A A</dc:creator>
    <meta:creation-date>2024-03-19T13:34:00Z</meta:creation-date>
    <dc:date>2024-03-19T13:34:00Z</dc:date>
    <meta:template xlink:href="Normal" xlink:type="simple"/>
    <meta:editing-cycles>2</meta:editing-cycles>
    <meta:editing-duration>PT0S</meta:editing-duration>
    <meta:document-statistic meta:page-count="2" meta:paragraph-count="4" meta:word-count="299" meta:character-count="2003" meta:row-count="14" meta:non-whitespace-character-count="1708"/>
  </office:meta>
</office:document-meta>
</file>